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24C0000013190A28417.svm" manifest:media-type=""/>
  <manifest:file-entry manifest:full-path="Pictures/2000000200000133000000B00CE44332.eps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5cm" fo:min-width="0cm"/>
    </style:style>
    <style:style style:name="gr5" style:family="graphic" style:parent-style-name="standard">
      <style:graphic-properties TexMathsArgs="12§display§V_{O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 style:font-name-complex="Jameel Noori Nastaleeq"/>
    </style:style>
    <style:style style:name="P3" style:family="paragraph">
      <style:text-properties style:font-name="Jameel Noori Nastaleeq" fo:font-size="8pt" style:font-size-asian="8pt" style:font-name-complex="Jameel Noori Nastaleeq" style:font-size-complex="8pt"/>
    </style:style>
    <style:style style:name="P4" style:family="paragraph">
      <style:paragraph-properties fo:text-align="end"/>
      <style:text-properties style:font-name="Jameel Noori Nastaleeq" style:font-name-complex="Jameel Noori Nastaleeq"/>
    </style:style>
    <style:style style:name="P5" style:family="paragraph">
      <style:paragraph-properties fo:text-align="end"/>
      <style:text-properties style:font-name="Jameel Noori Nastaleeq" fo:font-size="8pt" style:font-size-asian="8pt" style:font-name-complex="Jameel Noori Nastaleeq" style:font-size-complex="8pt"/>
    </style:style>
    <style:style style:name="T1" style:family="text">
      <style:text-properties style:font-name="Jameel Noori Nastaleeq" fo:font-size="8pt" style:font-size-asian="8pt" style:font-name-complex="Jameel Noori Nastaleeq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6.068cm" svg:height="3.479cm" svg:x="1.393cm" svg:y="0.299cm">
          <draw:image xlink:href="Pictures/2000000200000133000000B00CE44332.eps" xlink:type="simple" xlink:show="embed" xlink:actuate="onLoad">
            <text:p/>
          </draw:image>
          <draw:glue-point draw:id="4" svg:x="1.659cm" svg:y="-1.405cm"/>
          <draw:glue-point draw:id="5" svg:x="-0.575cm" svg:y="0.968cm"/>
          <draw:glue-point draw:id="6" svg:x="-3.615cm" svg:y="-0.663cm"/>
          <draw:glue-point draw:id="7" svg:x="1.87cm" svg:y="0.893cm"/>
        </draw:frame>
        <draw:frame draw:style-name="gr2" draw:text-style-name="P3" xml:id="id1" draw:id="id1" draw:layer="layout" svg:width="1.734cm" svg:height="0.653cm" svg:x="5.73cm" svg:y="0.332cm">
          <draw:text-box>
            <text:p text:style-name="P2"><text:span text:style-name="T1">مثالی حسابی ایمپلیفائر</text:span></text:p>
          </draw:text-box>
          <draw:glue-point draw:id="4" svg:x="-4.094cm" svg:y="0.431cm"/>
        </draw:frame>
        <draw:connector draw:style-name="gr3" draw:text-style-name="P1" draw:layer="layout" draw:type="curve" draw:line-skew="4.865cm 1.683cm" svg:x1="5.888cm" svg:y1="0.686cm" svg:x2="5.433cm" svg:y2="1.55cm" draw:start-shape="id1" draw:start-glue-point="4" draw:end-shape="id2" draw:end-glue-point="4" svg:d="M5888 686c-195 0-162 398-227 589s-228 173-228 275" svg:viewBox="0 0 456 865">
          <text:p/>
        </draw:connector>
        <draw:frame draw:style-name="gr2" draw:text-style-name="P3" xml:id="id3" draw:id="id3" draw:layer="layout" svg:width="2.348cm" svg:height="0.653cm" svg:x="5.014cm" svg:y="2.898cm">
          <draw:text-box>
            <text:p text:style-name="P2"><text:span text:style-name="T1">اندرونی داخلی <text:s/>انحرافی برقی دباو</text:span></text:p>
          </draw:text-box>
        </draw:frame>
        <draw:connector draw:style-name="gr3" draw:text-style-name="P1" draw:layer="layout" draw:type="curve" draw:line-skew="3.75cm -1.726cm" svg:x1="5.014cm" svg:y1="3.224cm" svg:x2="4.079cm" svg:y2="2.374cm" draw:start-shape="id3" draw:start-glue-point="3" draw:end-shape="id2" draw:end-glue-point="5" svg:d="M5014 3224c-556 0-463-336-558-482s-377-101-377-368" svg:viewBox="0 0 936 851">
          <text:p/>
        </draw:connector>
        <draw:frame draw:style-name="gr4" draw:text-style-name="P3" xml:id="id4" draw:id="id4" draw:layer="layout" svg:width="1.768cm" svg:height="0.653cm" svg:x="5.876cm" svg:y="2.249cm">
          <draw:text-box>
            <text:p text:style-name="P2"><text:span text:style-name="T1">حقیقی حسابی ایمپلیفائر</text:span></text:p>
          </draw:text-box>
          <draw:glue-point draw:id="4" svg:x="-4.892cm" svg:y="1.508cm"/>
        </draw:frame>
        <draw:connector draw:style-name="gr3" draw:text-style-name="P1" draw:layer="layout" draw:type="curve" draw:line-skew="4.897cm -1.838cm" svg:x1="5.896cm" svg:y1="2.673cm" svg:x2="5.561cm" svg:y2="2.348cm" draw:start-shape="id4" draw:start-glue-point="4" draw:end-shape="id2" draw:end-glue-point="7" svg:d="M5896 2673c-159 0-132-117-176-164s-159-23-159-161" svg:viewBox="0 0 336 326">
          <text:p/>
        </draw:connector>
        <draw:frame draw:style-name="gr2" draw:text-style-name="P5" xml:id="id5" draw:id="id5" draw:layer="layout" svg:width="1.971cm" svg:height="1.055cm" svg:x="0.545cm" svg:y="0.285cm">
          <draw:text-box>
            <text:p text:style-name="P4"><text:span text:style-name="T1">خیالی دباو کو ختم کرنے</text:span><text:span text:style-name="T1"> </text:span></text:p>
            <text:p text:style-name="P4"><text:span text:style-name="T1">والا بیرونی لاگو برقی دباؤ</text:span></text:p>
          </draw:text-box>
          <draw:glue-point draw:id="4" svg:x="-0.052cm" svg:y="3.637cm"/>
        </draw:frame>
        <draw:connector draw:style-name="gr3" draw:text-style-name="P1" draw:layer="layout" draw:type="curve" draw:line-skew="-2.747cm 2.171cm" svg:x1="1.52cm" svg:y1="1.195cm" svg:x2="2.234cm" svg:y2="1.808cm" draw:start-shape="id5" draw:start-glue-point="4" draw:end-shape="id2" draw:end-glue-point="6" svg:d="M1520 1195c0 504 348 420 520 447s167 166 194 166" svg:viewBox="0 0 715 614">
          <text:p/>
        </draw:connector>
        <draw:frame draw:style-name="gr5" draw:text-style-name="P1" draw:layer="layout" svg:width="0.704cm" svg:height="0.365cm" svg:x="3.314cm" svg:y="2.348cm">
          <draw:image xlink:href="Pictures/200000010000024C0000013190A28417.svm" xlink:type="simple" xlink:show="embed" xlink:actuate="onLoad">
            <text:p/>
          </draw:image>
        </draw:frame>
        <draw:frame draw:style-name="gr5" draw:text-style-name="P1" draw:layer="layout" svg:width="0.704cm" svg:height="0.365cm" svg:x="2.038cm" svg:y="2.412cm">
          <draw:image xlink:href="Pictures/200000010000024C0000013190A28417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4.06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7T16:46:02.489585180</dc:date>
    <meta:editing-duration>PT7M28S</meta:editing-duration>
    <meta:editing-cycles>6</meta:editing-cycles>
    <meta:generator>LibreOffice/4.2.8.2$Linux_x86 LibreOffice_project/420m0$Build-2</meta:generator>
    <meta:document-statistic meta:object-count="11"/>
  </office:meta>
</office:document-meta>
</file>